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Console" svg:font-family="Lucida Console" style:font-family-generic="modern" style:font-pitch="fixed" svg:panose-1="2 11 6 9 4 5 4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background-color="#FFFF00"/>
    </style:style>
    <style:style style:name="T3" style:parent-style-name="Fonteparág.padrão" style:family="text">
      <style:text-properties fo:background-color="#FFFF00"/>
    </style:style>
    <style:style style:name="T4" style:parent-style-name="Fonteparág.padrão" style:family="text">
      <style:text-properties fo:background-color="#FFFF00"/>
    </style:style>
    <style:style style:name="T5" style:parent-style-name="Fonteparág.padrão" style:family="text">
      <style:text-properties fo:background-color="#FFFF00"/>
    </style:style>
    <style:style style:name="T6" style:parent-style-name="Fonteparág.padrão" style:family="text">
      <style:text-properties fo:background-color="#FFFF00"/>
    </style:style>
    <style:style style:name="T7" style:parent-style-name="Fonteparág.padrão" style:family="text">
      <style:text-properties fo:background-color="#FFFF00"/>
    </style:style>
    <style:style style:name="T8" style:parent-style-name="Fonteparág.padrão" style:family="text">
      <style:text-properties fo:background-color="#FFFF00"/>
    </style:style>
    <style:style style:name="T9" style:parent-style-name="Fonteparág.padrão" style:family="text">
      <style:text-properties fo:background-color="#FFFF00"/>
    </style:style>
    <style:style style:name="T10" style:parent-style-name="Fonteparág.padrão" style:family="text">
      <style:text-properties fo:background-color="#FFFF00"/>
    </style:style>
    <style:style style:name="P11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12" style:parent-style-name="Normal" style:family="paragraph">
      <style:paragraph-properties style:text-autospace="none" fo:margin-bottom="0in" fo:line-height="100%"/>
    </style:style>
    <style:style style:name="T13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14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15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P1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18" style:parent-style-name="Normal" style:family="paragraph">
      <style:paragraph-properties style:text-autospace="none" fo:margin-bottom="0in" fo:line-height="100%"/>
    </style:style>
    <style:style style:name="T19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20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21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P2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4" style:parent-style-name="Normal" style:family="paragraph">
      <style:paragraph-properties style:text-autospace="none" fo:margin-bottom="0in" fo:line-height="100%"/>
    </style:style>
    <style:style style:name="T25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26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27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P2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2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3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33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34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P3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3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37" style:parent-style-name="Normal" style:family="paragraph">
      <style:paragraph-properties style:text-autospace="none" fo:margin-bottom="0in" fo:line-height="100%"/>
    </style:style>
    <style:style style:name="T38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39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40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P4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4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43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44" style:parent-style-name="Normal" style:family="paragraph">
      <style:paragraph-properties style:text-autospace="none" fo:margin-bottom="0in" fo:line-height="100%"/>
    </style:style>
    <style:style style:name="T45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46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47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P4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4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5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51" style:parent-style-name="Normal" style:family="paragraph">
      <style:paragraph-properties style:text-autospace="none" fo:margin-bottom="0in" fo:line-height="100%"/>
    </style:style>
    <style:style style:name="T52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53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54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T55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 fo:language="en" fo:country="ZA"/>
    </style:style>
    <style:style style:name="P5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5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5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59" style:parent-style-name="Normal" style:family="paragraph">
      <style:paragraph-properties style:text-autospace="none" fo:margin-bottom="0in" fo:line-height="100%"/>
    </style:style>
    <style:style style:name="T60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 fo:language="en" fo:country="ZA"/>
    </style:style>
    <style:style style:name="T61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 fo:language="en" fo:country="ZA"/>
    </style:style>
    <style:style style:name="T62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 fo:language="en" fo:country="ZA"/>
    </style:style>
    <style:style style:name="T63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 fo:language="en" fo:country="ZA"/>
    </style:style>
    <style:style style:name="P6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6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66" style:parent-style-name="Normal" style:family="paragraph">
      <style:paragraph-properties style:text-autospace="none" fo:margin-bottom="0in" fo:line-height="100%"/>
    </style:style>
    <style:style style:name="T67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68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69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70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7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72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73" style:parent-style-name="Normal" style:family="paragraph">
      <style:paragraph-properties style:text-autospace="none" fo:margin-bottom="0in" fo:line-height="100%"/>
    </style:style>
    <style:style style:name="T74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75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76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77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7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79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0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83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84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85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86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87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88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 fo:language="en" fo:country="ZA"/>
    </style:style>
    <style:style style:name="P89" style:parent-style-name="Normal" style:family="paragraph">
      <style:paragraph-properties style:text-autospace="none" fo:margin-bottom="0in" fo:line-height="100%"/>
    </style:style>
    <style:style style:name="T90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91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92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93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94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95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96" style:parent-style-name="Normal" style:family="paragraph">
      <style:paragraph-properties style:text-autospace="none" fo:margin-bottom="0in" fo:line-height="100%"/>
    </style:style>
    <style:style style:name="T97" style:parent-style-name="Fonteparág.padrão" style:family="text">
      <style:text-properties style:font-name="Lucida Console" style:font-name-complex="Lucida Console" fo:color="#1CA800" style:letter-kerning="false" fo:font-size="9pt" style:font-size-asian="9pt" style:font-size-complex="9pt"/>
    </style:style>
    <style:style style:name="T98" style:parent-style-name="Fonteparág.padrão" style:family="text">
      <style:text-properties style:font-name="Lucida Console" style:font-name-complex="Lucida Console" fo:color="#B148C6" style:letter-kerning="false" fo:font-size="9pt" style:font-size-asian="9pt" style:font-size-complex="9pt"/>
    </style:style>
    <style:style style:name="T99" style:parent-style-name="Fonteparág.padrão" style:family="text">
      <style:text-properties style:font-name="Lucida Console" style:font-name-complex="Lucida Console" fo:color="#C0A000" style:letter-kerning="false" fo:font-size="9pt" style:font-size-asian="9pt" style:font-size-complex="9pt"/>
    </style:style>
    <style:style style:name="T100" style:parent-style-name="Fonteparág.padrão" style:family="text">
      <style:text-properties style:font-name="Lucida Console" style:font-name-complex="Lucida Console" fo:color="#00A89A" style:letter-kerning="false" fo:font-size="9pt" style:font-size-asian="9pt" style:font-size-complex="9pt"/>
    </style:style>
    <style:style style:name="P101" style:parent-style-name="Normal" style:family="paragraph">
      <style:paragraph-properties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  <style:style style:name="P102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 style:text-autospace="none" fo:margin-bottom="0in" fo:line-height="100%"/>
      <style:text-properties style:font-name="Lucida Console" style:font-name-complex="Lucida Console" style:letter-kerning="false" fo:font-size="9pt" style:font-size-asian="9pt" style:font-size-complex="9pt"/>
    </style:style>
  </office:automatic-styles>
  <office:body>
    <office:text text:use-soft-page-breaks="true">
      <text:p text:style-name="P1"><text:span text:style-name="T2">Cd &lt;pasta que quero ir &gt;</text:span><text:s text:c="16"/>cd significa Change Directory(mudar diretório).</text:p>
      <text:p text:style-name="Normal"><text:span text:style-name="T3">cd ..</text:span><text:s/>usado para sair da pasta.</text:p>
      <text:p text:style-name="Normal"><text:span text:style-name="T4">cd ../&lt;nome da pasta&gt;</text:span><text:s/>usado quando a pasta que queremos ir é vizinha da que estamos.</text:p>
      <text:p text:style-name="Normal">TAB ajuda a completar o nome de pastas, arquivos, etc.</text:p>
      <text:p text:style-name="Normal">Seta para cima ou p/baixo navega entre os comandos já usados.</text:p>
      <text:p text:style-name="Normal"><text:span text:style-name="T5">p</text:span><text:span text:style-name="T6">wd</text:span><text:s/>(print work directory)usado para nos encontrar dentro de uma pasta quando perdidos.</text:p>
      <text:p text:style-name="Normal"><text:span text:style-name="T7">l</text:span><text:span text:style-name="T8">s</text:span><text:s/>(list items)<text:s/>mostra arquivos e pastas do diretório de trabalho onde estou.</text:p>
      <text:p text:style-name="Normal"><text:span text:style-name="T9">Help &lt;comando&gt;</text:span><text:s/>OU<text:s/><text:span text:style-name="T10">&lt;comando&gt; --help</text:span><text:s text:c="3"/>descreve a função do comando e seus modificadores.</text:p>
      <text:p text:style-name="Normal"/>
      <text:p text:style-name="P11"/>
      <text:p text:style-name="P12"><text:span text:style-name="T13">User@DESKTOP-6M4UC7N<text:s/></text:span><text:span text:style-name="T14">MINGW64<text:s/></text:span><text:span text:style-name="T15">~</text:span></text:p>
      <text:p text:style-name="P16">$ git config --global user.name Conte</text:p>
      <text:p text:style-name="P17"/>
      <text:p text:style-name="P18"><text:span text:style-name="T19">User@DESKTOP-6M4UC7N<text:s/></text:span><text:span text:style-name="T20">MINGW64<text:s/></text:span><text:span text:style-name="T21">~</text:span></text:p>
      <text:p text:style-name="P22">$ git config --global user.email brunofelipeconte@gmail.com</text:p>
      <text:p text:style-name="P23"/>
      <text:p text:style-name="P24"><text:span text:style-name="T25">User@DESKTOP-6M4UC7N<text:s/></text:span><text:span text:style-name="T26">MINGW64<text:s/></text:span><text:span text:style-name="T27">~</text:span></text:p>
      <text:p text:style-name="P28">$ pwd</text:p>
      <text:p text:style-name="P29">/c/Users/User</text:p>
      <text:p text:style-name="P30"/>
      <text:p text:style-name="P31"><text:span text:style-name="T32">User@DESKTOP-6M4UC7N<text:s/></text:span><text:span text:style-name="T33">MINGW64<text:s/></text:span><text:span text:style-name="T34">~</text:span></text:p>
      <text:p text:style-name="P35">$ mkdir junto</text:p>
      <text:p text:style-name="P36"/>
      <text:p text:style-name="P37"><text:span text:style-name="T38">User@DESKTOP-6M4UC7N<text:s/></text:span><text:span text:style-name="T39">MINGW64<text:s/></text:span><text:span text:style-name="T40">~</text:span></text:p>
      <text:p text:style-name="P41">$ pwd</text:p>
      <text:p text:style-name="P42">/c/Users/User</text:p>
      <text:p text:style-name="P43"/>
      <text:p text:style-name="P44"><text:span text:style-name="T45">User@DESKTOP-6M4UC7N<text:s/></text:span><text:span text:style-name="T46">MINGW64<text:s/></text:span><text:span text:style-name="T47">~</text:span></text:p>
      <text:p text:style-name="P48">$ git init</text:p>
      <text:p text:style-name="P49">Initialized empty Git repository in C:/Users/User/.git/</text:p>
      <text:p text:style-name="P50"/>
      <text:p text:style-name="P51"><text:span text:style-name="T52">User@DESKTOP-6M4UC7N<text:s/></text:span><text:span text:style-name="T53">MINGW64<text:s/></text:span><text:span text:style-name="T54">~</text:span><text:span text:style-name="T55"><text:s/>(master)</text:span></text:p>
      <text:p text:style-name="P56">$ cd .. dinheiro</text:p>
      <text:p text:style-name="P57">bash: cd: too many arguments</text:p>
      <text:p text:style-name="P58"/>
      <text:p text:style-name="P59"><text:span text:style-name="T60">User@DESKTOP-6M4UC7N<text:s/></text:span><text:span text:style-name="T61">MINGW64<text:s/></text:span><text:span text:style-name="T62">~</text:span><text:span text:style-name="T63"><text:s/>(master)</text:span></text:p>
      <text:p text:style-name="P64">$ cd dinheiro</text:p>
      <text:p text:style-name="P65"/>
      <text:p text:style-name="P66"><text:span text:style-name="T67">User@DESKTOP-6M4UC7N<text:s/></text:span><text:span text:style-name="T68">MINGW64<text:s/></text:span><text:span text:style-name="T69">~/dinheiro</text:span><text:span text:style-name="T70"><text:s/>(master)</text:span></text:p>
      <text:p text:style-name="P71">$</text:p>
      <text:p text:style-name="P72"/>
      <text:p text:style-name="P73"><text:span text:style-name="T74">User@DESKTOP-6M4UC7N<text:s/></text:span><text:span text:style-name="T75">MINGW64<text:s/></text:span><text:span text:style-name="T76">~/dinheiro</text:span><text:span text:style-name="T77"><text:s/>(master)</text:span></text:p>
      <text:p text:style-name="P78">$ pwd</text:p>
      <text:p text:style-name="P79">/c/Users/User/dinheiro</text:p>
      <text:p text:style-name="P80"/>
      <text:p text:style-name="P81"><text:span text:style-name="T82">User@DESKTOP-6M4UC7N<text:s/></text:span><text:span text:style-name="T83">MINGW64<text:s/></text:span><text:span text:style-name="T84">~/dinheiro</text:span><text:span text:style-name="T85"><text:s/>(master)</text:span></text:p>
      <text:p text:style-name="P86">$ git init</text:p>
      <text:p text:style-name="P87">Initialized empty Git repository in C:/Users/User/dinheiro/.git/</text:p>
      <text:p text:style-name="P88"/>
      <text:p text:style-name="P89"><text:span text:style-name="T90">User@DESKTOP-6M4UC7N<text:s/></text:span><text:span text:style-name="T91">MINGW64<text:s/></text:span><text:span text:style-name="T92">~/dinheiro</text:span><text:span text:style-name="T93"><text:s/>(master)</text:span></text:p>
      <text:p text:style-name="P94">$ git branch -M main</text:p>
      <text:p text:style-name="P95"/>
      <text:p text:style-name="P96"><text:span text:style-name="T97">User@DESKTOP-6M4UC7N<text:s/></text:span><text:span text:style-name="T98">MINGW64<text:s/></text:span><text:span text:style-name="T99">~/dinheiro</text:span><text:span text:style-name="T100"><text:s/>(main)</text:span></text:p>
      <text:soft-page-break/>
      <text:p text:style-name="P101">$</text:p>
      <text:p text:style-name="P10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uno Felipe</meta:initial-creator>
    <dc:creator>Bruno Felipe</dc:creator>
    <meta:creation-date>2024-06-20T18:46:00Z</meta:creation-date>
    <dc:date>2024-06-20T19:55:00Z</dc:date>
    <meta:template xlink:href="Normal.dotm" xlink:type="simple"/>
    <meta:editing-cycles>1</meta:editing-cycles>
    <meta:editing-duration>PT4140S</meta:editing-duration>
    <meta:document-statistic meta:page-count="2" meta:paragraph-count="3" meta:word-count="236" meta:character-count="1513" meta:row-count="10" meta:non-whitespace-character-count="1280"/>
  </office:meta>
</office:document-meta>
</file>